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2cm" fo:min-width="0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text-properties fo:font-family="'Ubuntu Mono'" style:font-pitch="fixed"/>
    </style:style>
    <style:style style:name="P5" style:family="paragraph">
      <style:text-properties fo:font-family="'Ubuntu Mono'" style:font-pitch="fixed" fo:font-size="10pt" style:font-size-asian="10pt" style:font-size-complex="10pt"/>
    </style:style>
    <style:style style:name="P6" style:family="paragraph">
      <style:text-properties fo:font-family="'Ubuntu Mono'" style:font-pitch="fixed"/>
    </style:style>
    <style:style style:name="P7" style:family="paragraph">
      <style:paragraph-properties fo:text-align="center"/>
      <style:text-properties fo:font-size="28pt" fo:font-style="normal" style:font-size-asian="28pt" style:font-style-asian="normal" style:font-size-complex="28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family="'Ubuntu Mono'" style:font-pitch="fixed"/>
    </style:style>
    <style:style style:name="T3" style:family="text">
      <style:text-properties fo:font-family="'Ubuntu Mono'" style:font-pitch="fixed"/>
    </style:style>
    <style:style style:name="T4" style:family="text">
      <style:text-properties fo:font-family="'Ubuntu Mono'" style:font-pitch="fixed" fo:font-size="18pt" style:font-size-asian="18pt" style:font-size-complex="18pt"/>
    </style:style>
    <style:style style:name="T5" style:family="text">
      <style:text-properties fo:font-family="'Ubuntu Mono'" style:font-pitch="fixed" fo:font-size="18pt" style:font-size-asian="18pt" style:font-size-complex="18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999999" fo:font-style="italic" style:font-style-asian="italic" style:font-style-complex="italic"/>
    </style:style>
    <style:style style:name="T9" style:family="text">
      <style:text-properties style:use-window-font-color="true" fo:font-style="normal" style:font-style-asian="normal" style:font-style-complex="normal"/>
    </style:style>
    <style:style style:name="T10" style:family="text">
      <style:text-properties fo:color="#999999" fo:font-family="'Ubuntu Mono'" style:font-pitch="fixe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family="'Ubuntu Mono'" style:font-pitch="fixed" fo:font-style="normal" style:font-style-asian="normal" style:font-style-complex="normal"/>
    </style:style>
    <style:style style:name="T13" style:family="text">
      <style:text-properties fo:font-family="'Ubuntu Mono'" style:font-pitch="fixed" fo:font-size="10pt" style:font-size-asian="10pt" style:font-size-complex="10pt"/>
    </style:style>
    <style:style style:name="T14" style:family="text">
      <style:text-properties fo:font-family="'Ubuntu Mono'" style:font-pitch="fixed"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family="'Ubuntu Mono'" style:font-pitch="fixed" fo:font-size="10pt" style:font-size-asian="10pt" style:font-size-complex="10pt"/>
    </style:style>
    <style:style style:name="T16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4. “Spla in Spla”</text:p>
          </draw:text-box>
        </draw:frame>
        <draw:frame presentation:style-name="pr2" draw:layer="layout" svg:width="25.199cm" svg:height="12.179cm" svg:x="1.4cm" svg:y="4.914cm" presentation:class="subtitle">
          <draw:text-box>
            <text:p>Kelley van Evert</text:p>
            <text:p>s404685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l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1..P3 → Splb: “Simple C-like stuff...”</text:p>
                <text:list>
                  <text:list-item>
                    <text:p>i.e.</text:p>
                    <text:list>
                      <text:list-item>
                        <text:p>first-order functions at the toplevel</text:p>
                      </text:list-item>
                      <text:list-item>
                        <text:p>lexical scope, by block (function body, if, while, { ... })</text:p>
                      </text:list-item>
                      <text:list-item>
                        <text:p>follow the standard C-like stack discipline</text:p>
                      </text:list-item>
                      <text:list-item>
                        <text:p>lists and tuples by reference, on the heap</text:p>
                      </text:list-item>
                    </text:list>
                  </text:list-item>
                </text:list>
                <text:p/>
              </text:list-item>
              <text:list-item>
                <text:p>P4 → Spla: <text:span text:style-name="T1">whatever needed to do the language thing</text:span></text:p>
                <text:list>
                  <text:list-item>
                    <text:p>Original goal: parse itself</text:p>
                  </text:list-item>
                  <text:list-item>
                    <text:p>Revised goal: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anguage 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whatever needed to do the language thing”</text:p>
                <text:list>
                  <text:list-item>
                    <text:p>Parser combinators → <text:span text:style-name="T1">(1)</text:span> higher order functions</text:p>
                  </text:list-item>
                  <text:list-item>
                    <text:p>Somewhat misc. expressivity</text:p>
                    <text:list>
                      <text:list-item>
                        <text:p><text:span text:style-name="T1">(2)</text:span> Nested function definitions, as expressions</text:p>
                      </text:list-item>
                      <text:list-item>
                        <text:p>Strings, chars:</text:p>
                        <text:list>
                          <text:list-item>
                            <text:p><text:span text:style-name="T1">(3)</text:span> Type aliases, e.g. <text:s/><text:span text:style-name="T2">type @char = int; type @string = [@char];</text:span></text:p>
                            <text:p>(which really don't amount to anything interesting)</text:p>
                          </text:list-item>
                          <text:list-item>
                            <text:p>Slightly extend SSM to include “trapchr” instruction, then just <text:s/><text:span text:style-name="T3">(map print str)</text:span></text:p>
                          </text:list-item>
                        </text:list>
                      </text:list-item>
                    </text:list>
                    <text:p/>
                  </text:list-item>
                  <text:list-item>
                    <text:p>Unneccessary semantic enhancements</text:p>
                    <text:list>
                      <text:list-item>
                        <text:p>Partial function application</text:p>
                      </text:list-item>
                      <text:list-item>
                        <text:p>Lazy evaluation, though this is a subtle point</text:p>
                      </text:list-item>
                      <text:list-item>
                        <text:p>Lists/tuples/functions by val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ble binding</text:p>
          </draw:text-box>
        </draw:frame>
        <draw:frame presentation:style-name="pr4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Binding order etc?</text:p>
                <text:list>
                  <text:list-item>
                    <text:p>“Just do something”</text:p>
                    <text:list>
                      <text:list-item>
                        <text:p>shadow new variables at block level, only allow access to initialized variables</text:p>
                      </text:list-item>
                    </text:list>
                  </text:list-item>
                  <text:list-item>
                    <text:p>Mutual recursion?</text:p>
                    <text:list>
                      <text:list-item>
                        <text:p>Nope; just let the programmer write:</text:p>
                        <text:list>
                          <text:list-header>
                            <text:p><text:span text:style-name="T4">(int → bool, int → bool) is_even_odd = (</text:span><text:span text:style-name="T4"><text:line-break/></text:span><text:span text:style-name="T4"> <text:s/>fun (n) { … },</text:span><text:span text:style-name="T4"><text:line-break/></text:span><text:span text:style-name="T4"> <text:s/>fun (n) { … }</text:span><text:span text:style-name="T4"><text:line-break/></text:span><text:span text:style-name="T4">);</text:span><text:span text:style-name="T5"><text:line-break/></text:span><text:span text:style-name="T5">(int → bool) is_even = is_even_odd.fst();</text:span><text:span text:style-name="T5"><text:line-break/></text:span><text:span text:style-name="T5">(int → bool) is_odd <text:s/>= is_even_odd.snd();</text:span></text:p>
                          </text:list-header>
                        </text:list>
                      </text:list-item>
                      <text:list-item>
                        <text:p>Hack:</text:p>
                        <text:list>
                          <text:list-item>
                            <text:p>Treat sequential declarations on functions and simple things (i.e. no applications) as such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7.525cm" svg:height="2.492cm" svg:x="19.87cm" svg:y="12.996cm">
          <draw:text-box>
            <text:p text:style-name="P2"><text:span text:style-name="T6">(Note that function definition</text:span></text:p>
            <text:p text:style-name="P2"><text:span text:style-name="T6">and application can't occur</text:span></text:p>
            <text:p text:style-name="P2"><text:span text:style-name="T6">in a single expression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s / lexical scoping</text:p>
          </draw:text-box>
        </draw:frame>
        <draw:frame presentation:style-name="pr4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Blocks / lexical scopes</text:p>
                <text:list>
                  <text:list-item>
                    <text:p>Per <text:span text:style-name="T3">let</text:span>, <text:span text:style-name="T2">{ … }</text:span>, function body, and global</text:p>
                  </text:list-item>
                </text:list>
              </text:list-item>
              <text:list-item>
                <text:p>Introduction of lexical contexts:</text:p>
                <text:list>
                  <text:list-item>
                    <text:p>Global @ program execution</text:p>
                  </text:list-item>
                  <text:list-item>
                    <text:p><text:span text:style-name="T2">let</text:span>, <text:span text:style-name="T2">{ … }</text:span> @ entry</text:p>
                  </text:list-item>
                  <text:list-item>
                    <text:p>Function body @ function application</text:p>
                  </text:list-item>
                </text:list>
              </text:list-item>
              <text:list-item>
                <text:p>We have to keep all these contexts</text:p>
                <text:list>
                  <text:list-item>
                    <text:p>Because variables can outlive execution of scopes</text:p>
                  </text:list-item>
                  <text:list-item>
                    <text:p>Instead of on the stack, we keep them on the hea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s / lexical scoping</text:p>
          </draw:text-box>
        </draw:frame>
        <draw:frame presentation:style-name="pr4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Context layout:</text:p>
              </text:list-item>
            </text:list>
          </draw:text-box>
        </draw:frame>
        <draw:custom-shape draw:style-name="gr3" draw:text-style-name="P3" draw:layer="layout" svg:width="20.752cm" svg:height="4.047cm" svg:x="3.268cm" svg:y="6.978cm">
          <text:p text:style-name="P3"><text:span text:style-name="T7">1. “Function context?” flag</text:span></text:p>
          <text:p text:style-name="P3"><text:span text:style-name="T7">2. Parent context</text:span></text:p>
          <text:p text:style-name="P3"><text:span text:style-name="T7">3. Return context (to be restored after exit)</text:span></text:p>
          <text:p text:style-name="P3"><text:span text:style-name="T7">4... locals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cks / lexical scoping</text:p>
          </draw:text-box>
        </draw:frame>
        <draw:frame presentation:style-name="pr4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Obviously wildly inefficient (in time and space)</text:p>
              </text:list-item>
              <text:list-item>
                <text:p>Is it a problem?</text:p>
                <text:list>
                  <text:list-item>
                    <text:p>For “seriously” parsing Spla itself, somewhat</text:p>
                  </text:list-item>
                  <text:list-item>
                    <text:p>I had to hack SSM to have 10x as much heap to just parse simple things like <text:s/><text:span text:style-name="T3">int x = 10;</text:span></text:p>
                  </text:list-item>
                </text:list>
              </text:list-item>
              <text:list-item>
                <text:p>What can we do?</text:p>
                <text:list>
                  <text:list-item>
                    <text:p>Lambda-lift instead <text:span text:style-name="T8">– but I didn't</text:span></text:p>
                  </text:list-item>
                  <text:list-item>
                    <text:p>Remove contexts without variable declarations (at any depth) after execution</text:p>
                    <text:list>
                      <text:list-item>
                        <text:p>Put them on the stack <text:span text:style-name="T8">– I tried this, but such a hassle</text:span></text:p>
                      </text:list-item>
                    </text:list>
                  </text:list-item>
                  <text:list-item>
                    <text:p><text:span text:style-name="T9">Compile to C++ (with lambda lifting), x86 or LLVM instead of SSM</text:span></text:p>
                    <text:list>
                      <text:list-header>
                        <text:p><text:span text:style-name="T8">– </text:span><text:span text:style-name="T8">am doing this (x86) at the moment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more pragmatics</text:p>
          </draw:text-box>
        </draw:frame>
        <draw:frame presentation:style-name="pr4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Intermediate “intstructions”, i.e. macros</text:p>
                <text:list>
                  <text:list-item>
                    <text:p><text:span text:style-name="T3">enter_ctxt n </text:span><text:span text:style-name="T10">:: n → 0</text:span></text:p>
                    <text:list>
                      <text:list-item>
                        <text:p><text:span text:style-name="T11">Create and enter new lexical context with top n stack cells as contents – cf. </text:span><text:span text:style-name="T12">link n</text:span></text:p>
                      </text:list-item>
                    </text:list>
                  </text:list-item>
                  <text:list-item>
                    <text:p><text:span text:style-name="T3">exit_ctxt </text:span><text:span text:style-name="T10">:: 0 → 0</text:span></text:p>
                    <text:list>
                      <text:list-item>
                        <text:p><text:span text:style-name="T11">Exit/restore lexical context – cf. </text:span><text:span text:style-name="T12">unlink</text:span></text:p>
                      </text:list-item>
                    </text:list>
                  </text:list-item>
                  <text:list-item>
                    <text:p><text:span text:style-name="T3">lex_load u i </text:span><text:span text:style-name="T10">:: 0 → 1</text:span></text:p>
                    <text:list>
                      <text:list-item>
                        <text:p>Get variable #1, u contexts up</text:p>
                      </text:list-item>
                    </text:list>
                  </text:list-item>
                  <text:list-item>
                    <text:p><text:span text:style-name="T3">lex_store u i </text:span><text:span text:style-name="T10">:: 1 → 0</text:span></text:p>
                    <text:list>
                      <text:list-item>
                        <text:p>Store variable #1, u contexts 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me more pragmatics</text:p>
          </draw:text-box>
        </draw:frame>
        <draw:frame presentation:style-name="pr4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Intermediate “intstructions”, i.e. macros</text:p>
                <text:list>
                  <text:list-item>
                    <text:p><text:span text:style-name="T3">ret' </text:span><text:span text:style-name="T10">:: 0 → 0</text:span></text:p>
                    <text:list>
                      <text:list-item>
                        <text:p><text:span text:style-name="T11">Jumps to runtime code that traverses up the context tree until jumping out of function contex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turning to the original goal</text:p>
          </draw:text-box>
        </draw:frame>
        <draw:frame presentation:style-name="pr4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>(Parsing Spla in Spla)</text:p>
              </text:list-item>
              <text:list-item>
                <text:p>Maybe I'll just:</text:p>
                <text:list>
                  <text:list-item>
                    <text:p>parse expressions (same thing, but less)</text:p>
                  </text:list-item>
                  <text:list-item>
                    <text:p>or type-check (less computationally intensive, but the same HO functions and monads etc.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8.681cm" svg:height="20.609cm" svg:x="0.289cm" svg:y="0.263cm">
          <draw:text-box>
            <text:p text:style-name="P4"><text:span text:style-name="T13">type @parser s a = s -&gt; [(a, s)];</text:span></text:p>
            <text:p text:style-name="P4"><text:span text:style-name="T13">type @char <text:s text:c="6"/>= int;</text:span></text:p>
            <text:p text:style-name="P4"><text:span text:style-name="T13">type @string <text:s text:c="4"/>= [@char];</text:span></text:p>
            <text:p text:style-name="P4"><text:span text:style-name="T13"/></text:p>
            <text:p text:style-name="P4"><text:span text:style-name="T14">// List operations</text:span></text:p>
            <text:p text:style-name="P4"><text:span text:style-name="T14">// ===============</text:span></text:p>
            <text:p text:style-name="P4"><text:span text:style-name="T13"/></text:p>
            <text:p text:style-name="P4"><text:span text:style-name="T13">([t] -&gt; int) length = fun (list) {</text:span></text:p>
            <text:p text:style-name="P4"><text:span text:style-name="T13"><text:s text:c="4"/></text:span><text:span text:style-name="T13">if (isEmpty(list)) {</text:span></text:p>
            <text:p text:style-name="P4"><text:span text:style-name="T13"><text:s text:c="6"/></text:span><text:span text:style-name="T13">return 0;</text:span></text:p>
            <text:p text:style-name="P4"><text:span text:style-name="T13"><text:s text:c="4"/></text:span><text:span text:style-name="T13">} else {</text:span></text:p>
            <text:p text:style-name="P4"><text:span text:style-name="T13"><text:s text:c="6"/></text:span><text:span text:style-name="T13">return 1 + length(list.tl);</text:span></text:p>
            <text:p text:style-name="P4"><text:span text:style-name="T13"><text:s text:c="4"/></text:span><text:span text:style-name="T13">}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[t] -&gt; [t] -&gt; [t]) concat = fun (a, b) {</text:span></text:p>
            <text:p text:style-name="P4"><text:span text:style-name="T13"><text:s text:c="4"/></text:span><text:span text:style-name="T13">if (isEmpty(a)) {</text:span></text:p>
            <text:p text:style-name="P4"><text:span text:style-name="T13"><text:s text:c="6"/></text:span><text:span text:style-name="T13">return b;</text:span></text:p>
            <text:p text:style-name="P4"><text:span text:style-name="T13"><text:s text:c="4"/></text:span><text:span text:style-name="T13">} else {</text:span></text:p>
            <text:p text:style-name="P4"><text:span text:style-name="T13"><text:s text:c="6"/></text:span><text:span text:style-name="T13">return a.hd : concat(a.tl, b);</text:span></text:p>
            <text:p text:style-name="P4"><text:span text:style-name="T13"><text:s text:c="4"/></text:span><text:span text:style-name="T13">}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[[t]] -&gt; [t]) concat_many = fun (lists) {</text:span></text:p>
            <text:p text:style-name="P4"><text:span text:style-name="T13"><text:s text:c="4"/></text:span><text:span text:style-name="T13">if (isEmpty(lists)) {</text:span></text:p>
            <text:p text:style-name="P4"><text:span text:style-name="T13"><text:s text:c="6"/></text:span><text:span text:style-name="T13">return [];</text:span></text:p>
            <text:p text:style-name="P4"><text:span text:style-name="T13"><text:s text:c="4"/></text:span><text:span text:style-name="T13">} else {</text:span></text:p>
            <text:p text:style-name="P4"><text:span text:style-name="T13"><text:s text:c="6"/></text:span><text:span text:style-name="T13">return concat(lists.hd,</text:span><text:span text:style-name="T13"><text:line-break/></text:span><text:span text:style-name="T13"> <text:s text:c="7"/>concat_many(lists.tl));</text:span></text:p>
            <text:p text:style-name="P4"><text:span text:style-name="T13"><text:s text:c="4"/></text:span><text:span text:style-name="T13">}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(a -&gt; b) -&gt; [a] -&gt; [b]) map =</text:span><text:span text:style-name="T13"><text:line-break/></text:span><text:span text:style-name="T13"> <text:s/>fun (f, list) {</text:span></text:p>
            <text:p text:style-name="P4"><text:span text:style-name="T13"><text:s text:c="4"/></text:span><text:span text:style-name="T13">if (isEmpty(list)) {</text:span></text:p>
            <text:p text:style-name="P4"><text:span text:style-name="T13"><text:s text:c="6"/></text:span><text:span text:style-name="T13">return [];</text:span></text:p>
            <text:p text:style-name="P4"><text:span text:style-name="T13"><text:s text:c="4"/></text:span><text:span text:style-name="T13">} else {</text:span></text:p>
            <text:p text:style-name="P4"><text:span text:style-name="T13"><text:s text:c="6"/></text:span><text:span text:style-name="T13">return f(list.hd) : map(f, list.tl);</text:span></text:p>
            <text:p text:style-name="P4"><text:span text:style-name="T13"><text:s text:c="4"/></text:span><text:span text:style-name="T13">}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(a -&gt; b -&gt; a) -&gt; a -&gt; [b] -&gt; a) foldl =</text:span></text:p>
            <text:p text:style-name="P4"><text:span text:style-name="T13"><text:s text:c="2"/></text:span><text:span text:style-name="T13">fun (f, e, list) {</text:span></text:p>
            <text:p text:style-name="P4"><text:span text:style-name="T13"><text:s text:c="4"/></text:span><text:span text:style-name="T13">if (isEmpty(list)) {</text:span></text:p>
            <text:p text:style-name="P4"><text:span text:style-name="T13"><text:s text:c="6"/></text:span><text:span text:style-name="T13">return e;</text:span></text:p>
            <text:p text:style-name="P4"><text:span text:style-name="T13"><text:s text:c="4"/></text:span><text:span text:style-name="T13">} else {</text:span></text:p>
            <text:p text:style-name="P4"><text:span text:style-name="T13"><text:s text:c="6"/></text:span><text:span text:style-name="T13">return foldl(f, f(e, list.hd), list.tl);</text:span></text:p>
            <text:p text:style-name="P4"><text:span text:style-name="T13"><text:s text:c="4"/></text:span><text:span text:style-name="T13">}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[a] -&gt; [a]) reverse = fun (list) {</text:span></text:p>
            <text:p text:style-name="P4"><text:span text:style-name="T13"><text:s text:c="4"/></text:span><text:span text:style-name="T13">[a] rev = [];</text:span></text:p>
            <text:p text:style-name="P4"><text:span text:style-name="T13"><text:s text:c="4"/></text:span><text:span text:style-name="T13">while (!isEmpty(list)) {</text:span></text:p>
            <text:p text:style-name="P4"><text:span text:style-name="T13"><text:s text:c="6"/></text:span><text:span text:style-name="T13">rev = list.hd : rev;</text:span></text:p>
            <text:p text:style-name="P4"><text:span text:style-name="T13"><text:s text:c="6"/></text:span><text:span text:style-name="T13">list = list.tl;</text:span></text:p>
            <text:p text:style-name="P4"><text:span text:style-name="T13"><text:s text:c="4"/></text:span><text:span text:style-name="T13">}</text:span></text:p>
            <text:p text:style-name="P4"><text:span text:style-name="T13"><text:s text:c="4"/></text:span><text:span text:style-name="T13">return rev;</text:span></text:p>
            <text:p text:style-name="P4"><text:span text:style-name="T13"><text:s text:c="2"/></text:span><text:span text:style-name="T13">};</text:span></text:p>
          </draw:text-box>
        </draw:frame>
        <draw:frame draw:style-name="gr4" draw:text-style-name="P5" draw:layer="layout" svg:width="8.147cm" svg:height="20.609cm" svg:x="8.971cm" svg:y="0.263cm">
          <draw:text-box>
            <text:p text:style-name="P4"><text:span text:style-name="T14">// The parser monad</text:span></text:p>
            <text:p text:style-name="P4"><text:span text:style-name="T14">// ================</text:span></text:p>
            <text:p text:style-name="P4"><text:span text:style-name="T13"/></text:p>
            <text:p text:style-name="P4"><text:span text:style-name="T13">(a -&gt; @parser s a) mreturn = fun (e) {</text:span></text:p>
            <text:p text:style-name="P4"><text:span text:style-name="T13"><text:s text:c="4"/></text:span><text:span text:style-name="T13">return fun (input) {</text:span></text:p>
            <text:p text:style-name="P4"><text:span text:style-name="T13"><text:s text:c="6"/></text:span><text:span text:style-name="T13">return (e, input) : [];</text:span></text:p>
            <text:p text:style-name="P4"><text:span text:style-name="T13"><text:s text:c="4"/></text:span><text:span text:style-name="T13">};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@parser s a -&gt; (a -&gt; @parser s b) -&gt;</text:span><text:span text:style-name="T13"><text:line-break/></text:span><text:span text:style-name="T13"> @parser s b) mbind = fun (p, f) {</text:span></text:p>
            <text:p text:style-name="P4"><text:span text:style-name="T13"><text:s text:c="4"/></text:span><text:span text:style-name="T13">return fun (input) {</text:span></text:p>
            <text:p text:style-name="P4"><text:span text:style-name="T13"><text:s text:c="6"/></text:span><text:span text:style-name="T13">return concat_many(map(fun (r) {</text:span></text:p>
            <text:p text:style-name="P4"><text:span text:style-name="T13"><text:s text:c="8"/></text:span><text:span text:style-name="T13">(@parser s b) g = f(r.fst);</text:span></text:p>
            <text:p text:style-name="P4"><text:span text:style-name="T13"><text:s text:c="8"/></text:span><text:span text:style-name="T13">return g(r.snd);</text:span></text:p>
            <text:p text:style-name="P4"><text:span text:style-name="T13"><text:s text:c="6"/></text:span><text:span text:style-name="T13">}, p(input)));</text:span></text:p>
            <text:p text:style-name="P4"><text:span text:style-name="T13"><text:s text:c="4"/></text:span><text:span text:style-name="T13">};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@parser s a) mzero = fun (input) {</text:span></text:p>
            <text:p text:style-name="P4"><text:span text:style-name="T13"><text:s text:c="4"/></text:span><text:span text:style-name="T13">return [];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@parser s a -&gt; @parser s a -&gt;</text:span><text:span text:style-name="T13"><text:line-break/></text:span><text:span text:style-name="T13"> @parser s a) mplus = fun (p, q) {</text:span></text:p>
            <text:p text:style-name="P4"><text:span text:style-name="T13"><text:s text:c="4"/></text:span><text:span text:style-name="T13">return fun(input) {</text:span></text:p>
            <text:p text:style-name="P4"><text:span text:style-name="T13"><text:s text:c="6"/></text:span><text:span text:style-name="T13">return concat(p(input), q(input));</text:span></text:p>
            <text:p text:style-name="P4"><text:span text:style-name="T13"><text:s text:c="4"/></text:span><text:span text:style-name="T13">};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[@parser s a] -&gt; @parser s a) mplus_list =</text:span></text:p>
            <text:p text:style-name="P4"><text:span text:style-name="T13"><text:s text:c="2"/></text:span><text:span text:style-name="T13">fun (parsers) {</text:span></text:p>
            <text:p text:style-name="P4"><text:span text:style-name="T13"><text:s text:c="4"/></text:span><text:span text:style-name="T13">return foldl(mplus, mzero, parsers);</text:span></text:p>
            <text:p text:style-name="P4"><text:span text:style-name="T13"><text:s text:c="2"/></text:span><text:span text:style-name="T13">};</text:span><text:span text:style-name="T13"><text:line-break/></text:span><text:span text:style-name="T13"><text:line-break/></text:span><text:span text:style-name="T14">// List input parsers</text:span></text:p>
            <text:p text:style-name="P4"><text:span text:style-name="T14">// ==================</text:span></text:p>
            <text:p text:style-name="P4"><text:span text:style-name="T13"/></text:p>
            <text:p text:style-name="P4"><text:span text:style-name="T13">(@parser [t] t) next = fun (input) {</text:span></text:p>
            <text:p text:style-name="P4"><text:span text:style-name="T13"><text:s text:c="4"/></text:span><text:span text:style-name="T13">return (input.hd, input.tl) : [];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(t -&gt; bool) -&gt; @parser [t] t) sat =</text:span></text:p>
            <text:p text:style-name="P4"><text:span text:style-name="T13"><text:s text:c="2"/></text:span><text:span text:style-name="T13">fun (P) {</text:span></text:p>
            <text:p text:style-name="P4"><text:span text:style-name="T13"><text:s text:c="4"/></text:span><text:span text:style-name="T13">return fun (input) {</text:span></text:p>
            <text:p text:style-name="P4"><text:span text:style-name="T13"><text:s text:c="6"/></text:span><text:span text:style-name="T13">if (P(input.hd)) {</text:span></text:p>
            <text:p text:style-name="P4"><text:span text:style-name="T13"><text:s text:c="8"/></text:span><text:span text:style-name="T13">return next(input);</text:span></text:p>
            <text:p text:style-name="P4"><text:span text:style-name="T13"><text:s text:c="6"/></text:span><text:span text:style-name="T13">} else {</text:span></text:p>
            <text:p text:style-name="P4"><text:span text:style-name="T13"><text:s text:c="8"/></text:span><text:span text:style-name="T13">return [];</text:span></text:p>
            <text:p text:style-name="P4"><text:span text:style-name="T13"><text:s text:c="6"/></text:span><text:span text:style-name="T13">}</text:span></text:p>
            <text:p text:style-name="P4"><text:span text:style-name="T13"><text:s text:c="4"/></text:span><text:span text:style-name="T13">};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t -&gt; @parser [t] t) element = fun (e1) {</text:span></text:p>
            <text:p text:style-name="P4"><text:span text:style-name="T13"><text:s text:c="4"/></text:span><text:span text:style-name="T13">return sat(fun (e2) {</text:span></text:p>
            <text:p text:style-name="P4"><text:span text:style-name="T13"><text:s text:c="6"/></text:span><text:span text:style-name="T13">return (e1 == e2);</text:span></text:p>
            <text:p text:style-name="P4"><text:span text:style-name="T13"><text:s text:c="4"/></text:span><text:span text:style-name="T13">});</text:span></text:p>
            <text:p text:style-name="P4"><text:span text:style-name="T13"><text:s text:c="2"/></text:span><text:span text:style-name="T13">};</text:span></text:p>
          </draw:text-box>
        </draw:frame>
        <draw:frame draw:style-name="gr4" draw:text-style-name="P5" draw:layer="layout" svg:width="10.459cm" svg:height="13.589cm" svg:x="17.092cm" svg:y="0.263cm">
          <draw:text-box>
            <text:p text:style-name="P4"><text:span text:style-name="T14">// String input parsers</text:span></text:p>
            <text:p text:style-name="P4"><text:span text:style-name="T14">// ====================</text:span></text:p>
            <text:p text:style-name="P4"><text:span text:style-name="T13"/></text:p>
            <text:p text:style-name="P4"><text:span text:style-name="T13">(@parser (@string) (@char)) digit = sat(</text:span><text:span text:style-name="T15">fun (c) {</text:span></text:p>
            <text:p text:style-name="P6"><text:span text:style-name="T15"><text:s text:c="4"/></text:span><text:span text:style-name="T15">return c &gt;= 48 &amp;&amp; c &lt;= 57;</text:span></text:p>
            <text:p text:style-name="P6"><text:span text:style-name="T15"><text:s text:c="2"/></text:span><text:span text:style-name="T15">}</text:span><text:span text:style-name="T13">);</text:span></text:p>
            <text:p text:style-name="P4"><text:span text:style-name="T13"/></text:p>
            <text:p text:style-name="P4"><text:span text:style-name="T13">(@parser (@string) (@char)) lower = sat(</text:span><text:span text:style-name="T15">fun (c) {</text:span></text:p>
            <text:p text:style-name="P6"><text:span text:style-name="T15"><text:s text:c="4"/></text:span><text:span text:style-name="T15">return c &gt;= 97 &amp;&amp; c &lt;= 122;</text:span></text:p>
            <text:p text:style-name="P6"><text:span text:style-name="T15"><text:s text:c="2"/></text:span><text:span text:style-name="T15">}</text:span><text:span text:style-name="T13">);</text:span></text:p>
            <text:p text:style-name="P4"><text:span text:style-name="T13"/></text:p>
            <text:p text:style-name="P4"><text:span text:style-name="T13">(@parser (@string) (@char)) upper = sat(fun (c) {</text:span></text:p>
            <text:p text:style-name="P4"><text:span text:style-name="T13"><text:s text:c="4"/></text:span><text:span text:style-name="T13">return c &gt;= 65 &amp;&amp; c &lt;= 90;</text:span></text:p>
            <text:p text:style-name="P4"><text:span text:style-name="T13"><text:s text:c="2"/></text:span><text:span text:style-name="T13">});</text:span></text:p>
            <text:p text:style-name="P4"><text:span text:style-name="T13"/></text:p>
            <text:p text:style-name="P4"><text:span text:style-name="T13">(@parser (@string) (@char)) alpha =</text:span></text:p>
            <text:p text:style-name="P4"><text:span text:style-name="T13"><text:s text:c="2"/></text:span><text:span text:style-name="T13">mplus(lower, upper);</text:span></text:p>
            <text:p text:style-name="P4"><text:span text:style-name="T13"/></text:p>
            <text:p text:style-name="P4"><text:span text:style-name="T13">(@parser (@string) (@char)) alphanum =</text:span></text:p>
            <text:p text:style-name="P4"><text:span text:style-name="T13"><text:s text:c="2"/></text:span><text:span text:style-name="T13">mplus(alpha, digit);</text:span></text:p>
            <text:p text:style-name="P4"><text:span text:style-name="T13"/></text:p>
            <text:p text:style-name="P4"><text:span text:style-name="T13">(@string -&gt; @parser (@string) (@string)) pstring =</text:span></text:p>
            <text:p text:style-name="P4"><text:span text:style-name="T13"><text:s text:c="2"/></text:span><text:span text:style-name="T13">fun (match) {</text:span></text:p>
            <text:p text:style-name="P4"><text:span text:style-name="T13"><text:s text:c="4"/></text:span><text:span text:style-name="T13">if (isEmpty(match)) {</text:span></text:p>
            <text:p text:style-name="P4"><text:span text:style-name="T13"><text:s text:c="6"/></text:span><text:span text:style-name="T13">return mreturn([]);</text:span></text:p>
            <text:p text:style-name="P4"><text:span text:style-name="T13"><text:s text:c="4"/></text:span><text:span text:style-name="T13">} else {</text:span></text:p>
            <text:p text:style-name="P4"><text:span text:style-name="T13"><text:s text:c="6"/></text:span><text:span text:style-name="T13">return mbind(element(match.hd), fun (x) {</text:span></text:p>
            <text:p text:style-name="P4"><text:span text:style-name="T13"><text:s text:c="8"/></text:span><text:span text:style-name="T13">return mbind(pstring(match.tl), fun (x) {</text:span></text:p>
            <text:p text:style-name="P4"><text:span text:style-name="T13"><text:s text:c="10"/></text:span><text:span text:style-name="T13">return mreturn(match);</text:span></text:p>
            <text:p text:style-name="P4"><text:span text:style-name="T13"><text:s text:c="8"/></text:span><text:span text:style-name="T13">});</text:span></text:p>
            <text:p text:style-name="P4"><text:span text:style-name="T13"><text:s text:c="6"/></text:span><text:span text:style-name="T13">});</text:span></text:p>
            <text:p text:style-name="P4"><text:span text:style-name="T13"><text:s text:c="4"/></text:span><text:span text:style-name="T13">}</text:span></text:p>
            <text:p text:style-name="P4"><text:span text:style-name="T13"><text:s text:c="2"/></text:span><text:span text:style-name="T13">};</text:span></text:p>
            <text:p text:style-name="P4"><text:span text:style-name="T13"/></text:p>
            <text:p text:style-name="P4"><text:span text:style-name="T13">([@string] -&gt; @parser (@string) (@string)) pstring_any =</text:span></text:p>
            <text:p text:style-name="P4"><text:span text:style-name="T13"><text:s text:c="2"/></text:span><text:span text:style-name="T13">fun (match_any) {</text:span></text:p>
            <text:p text:style-name="P4"><text:span text:style-name="T13"><text:s text:c="4"/></text:span><text:span text:style-name="T13">return mplus_list(map(pstring, match_any));</text:span></text:p>
            <text:p text:style-name="P4"><text:span text:style-name="T13"><text:s text:c="2"/></text:span><text:span text:style-name="T13">};</text:span></text:p>
          </draw:text-box>
        </draw:frame>
        <draw:frame draw:style-name="gr4" draw:text-style-name="P7" draw:layer="layout" svg:width="8.478cm" svg:height="3.554cm" svg:x="17.562cm" svg:y="15.123cm">
          <draw:text-box>
            <text:p text:style-name="P7"><text:span text:style-name="T16">(Most of) the</text:span></text:p>
            <text:p text:style-name="P7"><text:span text:style-name="T16">parser combinator</text:span></text:p>
            <text:p text:style-name="P7"><text:span text:style-name="T16">libr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(Des questions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1T12:56:51.261298503</meta:creation-date>
    <meta:generator>LibreOffice/3.5$Linux_X86_64 LibreOffice_project/350m1$Build-2</meta:generator>
    <dc:date>2014-06-17T15:11:27</dc:date>
    <meta:editing-duration>PT2H26M21S</meta:editing-duration>
    <meta:editing-cycles>525</meta:editing-cycles>
    <dc:creator>Kelley Evert</dc:creator>
    <meta:document-statistic meta:object-count="72"/>
  </office:meta>
</office:document-meta>
</file>